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527000040366673EFF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7" style:family="table">
      <style:table-properties style:width="13.31cm" fo:margin-left="1.473cm" fo:margin-right="2.217cm" table:align="margins"/>
    </style:style>
    <style:style style:name="Table47.A" style:family="table-column">
      <style:table-column-properties style:column-width="6.655cm" style:rel-column-width="32767*"/>
    </style:style>
    <style:style style:name="Table47.B" style:family="table-column">
      <style:table-column-properties style:column-width="6.655cm" style:rel-column-width="32768*"/>
    </style:style>
    <style:style style:name="Table47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7.B1" style:family="table-cell">
      <style:table-cell-properties fo:background-color="#e6e6ff" fo:padding="0.097cm" fo:border="0.002cm solid #000000">
        <style:background-image/>
      </style:table-cell-properties>
    </style:style>
    <style:style style:name="Table47.A2" style:family="table-cell">
      <style:table-cell-properties fo:padding="0.097cm" fo:border-left="0.002cm solid #000000" fo:border-right="none" fo:border-top="none" fo:border-bottom="0.002cm solid #000000"/>
    </style:style>
    <style:style style:name="Table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7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47.B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text-properties fo:font-size="26pt" style:font-size-asian="26pt" style:font-size-complex="26pt"/>
    </style:style>
    <style:style style:name="P5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10" style:family="paragraph" style:parent-style-name="Text_20_body">
      <style:paragraph-properties fo:line-height="150%" fo:text-align="start" style:justify-single-word="false">
        <style:tab-stops/>
      </style:paragraph-properties>
    </style:style>
    <style:style style:name="P11" style:family="paragraph" style:parent-style-name="Text_20_body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Normal">
      <style:text-properties style:use-window-font-color="true"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4" style:family="paragraph" style:parent-style-name="Text_20_body">
      <style:paragraph-properties fo:margin-left="0cm" fo:margin-right="0cm" fo:line-height="150%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Contents_20_10">
      <style:paragraph-properties>
        <style:tab-stops>
          <style:tab-stop style:position="12.508cm" style:type="right" style:leader-style="dotted" style:leader-text="."/>
        </style:tab-stops>
      </style:paragraph-properties>
    </style:style>
    <style:style style:name="P16" style:family="paragraph" style:parent-style-name="Contents_20_7">
      <style:paragraph-properties>
        <style:tab-stops>
          <style:tab-stop style:position="14.005cm" style:type="right" style:leader-style="dotted" style:leader-text="."/>
        </style:tab-stops>
      </style:paragraph-properties>
    </style:style>
    <style:style style:name="P17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18" style:family="paragraph" style:parent-style-name="Standard" style:master-page-name="First_20_Page">
      <style:paragraph-properties style:page-number="auto"/>
    </style:style>
    <style:style style:name="P19" style:family="paragraph" style:parent-style-name="Header">
      <style:paragraph-properties fo:text-align="start" style:justify-single-word="false"/>
    </style:style>
    <style:style style:name="P20" style:family="paragraph" style:parent-style-name="Text_20_body">
      <style:text-properties style:text-underline-style="solid" style:text-underline-width="auto" style:text-underline-color="font-color"/>
    </style:style>
    <style:style style:name="P21" style:family="paragraph" style:parent-style-name="Heading_20_1">
      <style:text-properties style:text-underline-style="solid" style:text-underline-width="auto" style:text-underline-color="font-color"/>
    </style:style>
    <style:style style:name="P22" style:family="paragraph" style:parent-style-name="Normal" style:list-style-name="L1">
      <style:text-properties style:use-window-font-color="true"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23" style:family="paragraph" style:parent-style-name="Heading_20_7" style:list-style-name="List_20_1"/>
    <style:style style:name="P24" style:family="paragraph" style:parent-style-name="Heading_20_7" style:list-style-name="List_20_1">
      <style:text-properties style:text-underline-style="none" fo:font-weight="bold" style:font-weight-asian="bold" style:font-weight-complex="bold"/>
    </style:style>
    <style:style style:name="P25" style:family="paragraph" style:parent-style-name="Heading_20_7" style:list-style-name="List_20_1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6" style:family="paragraph" style:parent-style-name="Heading_20_10" style:list-style-name="List_20_2">
      <style:text-properties style:font-name="Times New Roman1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P27" style:family="paragraph" style:parent-style-name="Heading_20_5" style:list-style-name="Numbering_20_1"/>
    <style:style style:name="P28" style:family="paragraph" style:parent-style-name="Heading_20_5" style:list-style-name="Numbering_20_1">
      <style:text-properties style:text-underline-style="solid" style:text-underline-width="auto" style:text-underline-color="font-colo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ize="14pt" style:font-size-asian="14pt" style:font-size-complex="2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12" style:family="text">
      <style:text-properties style:font-style-asian="normal"/>
    </style:style>
    <style:style style:name="T13" style:family="text">
      <style:text-properties style:font-weight-asian="bold"/>
    </style:style>
    <style:style style:name="T14" style:family="text">
      <style:text-properties style:font-style-complex="normal"/>
    </style:style>
    <style:style style:name="T15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Standard"/>
      <text:p text:style-name="Standard"/>
      <text:p text:style-name="Standard"/>
      <text:p text:style-name="Standard"/>
      <text:p text:style-name="Standard"><draw:frame draw:style-name="fr1" draw:name="gráficos1" text:anchor-type="paragraph" svg:x="4.411cm" svg:y="0.649cm" svg:width="7.807cm" svg:height="5.823cm" draw:z-index="0"><draw:image xlink:href="Pictures/2000000700005527000040366673EFF0.svm" xlink:type="simple" xlink:show="embed" xlink:actuate="onLoad"/></draw:frame></text:p>
      <text:p text:style-name="Standard"/>
      <text:p text:style-name="P4"/>
      <text:p text:style-name="P11">INGENIERÍA DEL SOFTWARE III</text:p>
      <text:p text:style-name="P6"/>
      <text:p text:style-name="P9">Iteración 1 <text:s/>Análisis y Diseño</text:p>
      <text:p text:style-name="P6"/>
      <text:p text:style-name="P7"><text:span text:style-name="T5"><text:tab/><text:tab/><text:tab/><text:tab/></text:span><text:span text:style-name="T6"><text:tab/></text:span></text:p>
      <text:p text:style-name="P5"/>
      <text:p text:style-name="P7"><text:span text:style-name="T6"><text:tab/><text:tab/><text:tab/><text:tab/><text:tab/></text:span><text:span text:style-name="T7">Profesor de prácticas asignado: </text:span><text:span text:style-name="T8">Miguel Lastra Leidinger</text:span></text:p>
      <text:p text:style-name="P5"><text:tab/><text:tab/><text:tab/><text:tab/><text:tab/><text:span text:style-name="T10">Grupo de prácticas:</text:span> Grupo M 1.2, Miércoles 12-14h</text:p>
      <text:p text:style-name="P5"><text:tab/><text:tab/><text:tab/><text:tab/><text:tab/><text:span text:style-name="T10">Firman este documento: </text:span></text:p>
      <text:p text:style-name="P5"><text:tab/><text:tab/><text:tab/><text:tab/><text:tab/><text:tab/>Alumno 1 <text:s/>DNI (Encargado)</text:p>
      <text:p text:style-name="P5"><text:tab/><text:tab/><text:tab/><text:tab/><text:tab/><text:tab/>Alumno 2 DNI</text:p>
      <text:p text:style-name="P5"><text:tab/><text:tab/><text:tab/><text:tab/><text:tab/><text:tab/>Alumno 3 DNI</text:p>
      <text:p text:style-name="P5"><text:tab/><text:tab/><text:tab/><text:tab/><text:tab/><text:tab/>Alumno 4 DNI</text:p>
      <text:p text:style-name="P5"/>
      <text:p text:style-name="P5"/>
      <text:p text:style-name="P5"/>
      <text:p text:style-name="P5"/>
      <text:p text:style-name="P5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17">1.Declaración del Alcance<text:tab/>4</text:p>
          <text:p text:style-name="P17">2.Determinación de Recursos<text:tab/>4</text:p>
          <text:p text:style-name="P17">3.Tareas desarrolladas<text:tab/>4</text:p>
          <text:p text:style-name="P16">Identificación de requisitos<text:tab/>4</text:p>
          <text:p text:style-name="P15">Requisitos funcionales<text:tab/>4</text:p>
          <text:p text:style-name="P15">Requisitos no funcionales<text:tab/>4</text:p>
          <text:p text:style-name="P16">Identificación actores<text:tab/>4</text:p>
          <text:p text:style-name="P16">Identificación casos de uso<text:tab/>4</text:p>
          <text:p text:style-name="P16">Diagrama de casos de uso<text:tab/>4</text:p>
          <text:p text:style-name="P16">Descripción detallada casos de uso<text:tab/>4</text:p>
          <text:p text:style-name="P16">Subsistemas funcionales<text:tab/>4</text:p>
          <text:p text:style-name="P16">Identificación operaciones del sistema<text:tab/>4</text:p>
          <text:p text:style-name="P16">Diagramas de secuencia del sistema<text:tab/>5</text:p>
        </text:index-body>
      </text:table-of-content>
      <text:h text:style-name="P21" text:outline-level="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4"/>
      <text:p text:style-name="P14"/>
      <text:p text:style-name="P14"/>
      <text:p text:style-name="P8"/>
      <text:p text:style-name="P8"/>
      <text:p text:style-name="P8"><text:bookmark-start text:name="Primera Iteración"/><text:soft-page-break/>X<text:bookmark-end text:name="Primera Iteración"/> Iteración. Fase Análisis y Diseño</text:p>
      <text:p text:style-name="P8"><text:bookmark-start text:name="Documento de Modelado de Requisitos"/>Documento de Modelado de Requisitos<text:bookmark-end text:name="Documento de Modelado de Requisitos"/> (DMR)</text:p>
      <text:list xml:id="list1772850280" text:style-name="Numbering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28" text:outline-level="5"><text:bookmark text:name="__RefNumPara__5516_1022575825"/>Declaración del Alcance<text:bookmark-end text:name="__RefNumPara__5516_1022575825"/></text:h>
                        </text:list-item>
                        <text:list-item>
                          <text:h text:style-name="P28" text:outline-level="5"><text:bookmark-start text:name="__DdeLink__937_1011059996"/><text:bookmark text:name="__RefNumPara__11563_819605163"/>Determinación de Recursos<text:bookmark-end text:name="__DdeLink__937_1011059996"/><text:bookmark-end text:name="__RefNumPara__11563_819605163"/></text:h>
                        </text:list-item>
                        <text:list-item>
                          <text:h text:style-name="P27" text:outline-level="5"><text:bookmark text:name="__RefNumPara__11565_819605163"/>Tareas desarrolladas<text:bookmark-end text:name="__RefNumPara__11565_819605163"/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08548827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3" text:outline-level="7"><text:bookmark-start text:name="Identificación de requisitos"/>Identificación de requisitos<text:bookmark-end text:name="Identificación de requisitos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87388776" text:style-name="List_20_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26" text:outline-level="10">Requisitos funcionales</text:h>
                                            </text:list-item>
                                            <text:list-item>
                                              <text:h text:style-name="P26" text:outline-level="10">Requisitos no funcionales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49893688" text:continue-list="list308548827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4" text:outline-level="7"><text:bookmark-start text:name="Identificación de actores"/><text:span text:style-name="T11">Identificación </text:span><text:span text:style-name="T11">actores</text:span><text:bookmark-end text:name="Identificación de actores"/></text:h>
                                </text:list-item>
                                <text:list-item>
                                  <text:h text:style-name="P23" text:outline-level="7"><text:bookmark-start text:name="Identificación casos de uso"/>Identificación casos de uso<text:bookmark-end text:name="Identificación casos de uso"/></text:h>
                                </text:list-item>
                                <text:list-item>
                                  <text:h text:style-name="P23" text:outline-level="7"><text:bookmark-start text:name="Diagrama de casos de uso"/>Diagrama de casos de uso<text:bookmark-end text:name="Diagrama de casos de uso"/></text:h>
                                </text:list-item>
                                <text:list-item>
                                  <text:h text:style-name="P23" text:outline-level="7"><text:bookmark-start text:name="Descripción detallada de casos de uso"/>Descripción detallada casos de uso<text:bookmark-end text:name="Descripción detallada de casos de uso"/></text:h>
                                </text:list-item>
                                <text:list-item>
                                  <text:h text:style-name="P25" text:outline-level="7"><text:bookmark-start text:name="Subsistemas funcionales"/>Subsistemas funcionales<text:bookmark-end text:name="Subsistemas funcionales"/></text:h>
                                </text:list-item>
                                <text:list-item>
                                  <text:h text:style-name="P23" text:outline-level="7"><text:bookmark-start text:name="Identificación operaciones del sistema"/>Identificación operaciones del sistema<text:bookmark-end text:name="Identificación operaciones del sistema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P12">01.</text:p>
          </table:table-cell>
          <table:table-cell table:style-name="Table47.B1" office:value-type="string">
            <text:p text:style-name="P12">02.</text:p>
          </table:table-cell>
        </table:table-row>
        <table:table-row>
          <table:table-cell table:style-name="Table47.A2" office:value-type="string">
            <text:p text:style-name="P12">03.</text:p>
          </table:table-cell>
          <table:table-cell table:style-name="Table47.B2" office:value-type="string">
            <text:p text:style-name="P12"/>
          </table:table-cell>
        </table:table-row>
        <table:table-row>
          <table:table-cell table:style-name="Table47.A3" office:value-type="string">
            <text:p text:style-name="P12"/>
          </table:table-cell>
          <table:table-cell table:style-name="Table47.B3" office:value-type="string">
            <text:p text:style-name="P12"/>
          </table:table-cell>
        </table:table-row>
        <table:table-row>
          <table:table-cell table:style-name="Table47.A2" office:value-type="string">
            <text:p text:style-name="P12"/>
          </table:table-cell>
          <table:table-cell table:style-name="Table47.B2" office:value-type="string">
            <text:p text:style-name="P12"/>
          </table:table-cell>
        </table:table-row>
        <table:table-row>
          <table:table-cell table:style-name="Table47.A3" office:value-type="string">
            <text:p text:style-name="P12"/>
          </table:table-cell>
          <table:table-cell table:style-name="Table47.B3" office:value-type="string">
            <text:p text:style-name="P12"/>
          </table:table-cell>
        </table:table-row>
        <table:table-row>
          <table:table-cell table:style-name="Table47.A2" office:value-type="string">
            <text:p text:style-name="P12"/>
          </table:table-cell>
          <table:table-cell table:style-name="Table47.B2" office:value-type="string">
            <text:p text:style-name="P12"/>
          </table:table-cell>
        </table:table-row>
        <table:table-row>
          <table:table-cell table:style-name="Table47.A3" office:value-type="string">
            <text:p text:style-name="P12"/>
          </table:table-cell>
          <table:table-cell table:style-name="Table47.B3" office:value-type="string">
            <text:p text:style-name="P12"/>
          </table:table-cell>
        </table:table-row>
        <table:table-row>
          <table:table-cell table:style-name="Table47.A2" office:value-type="string">
            <text:p text:style-name="P12"/>
          </table:table-cell>
          <table:table-cell table:style-name="Table47.B2" office:value-type="string">
            <text:p text:style-name="P12"/>
          </table:table-cell>
        </table:table-row>
        <table:table-row>
          <table:table-cell table:style-name="Table47.A3" office:value-type="string">
            <text:p text:style-name="P12"/>
          </table:table-cell>
          <table:table-cell table:style-name="Table47.B3" office:value-type="string">
            <text:p text:style-name="P12"/>
          </table:table-cell>
        </table:table-row>
        <text:soft-page-break/>
        <table:table-row>
          <table:table-cell table:style-name="Table47.A2" office:value-type="string">
            <text:p text:style-name="P12"/>
          </table:table-cell>
          <table:table-cell table:style-name="Table47.B2" office:value-type="string">
            <text:p text:style-name="P12"/>
          </table:table-cell>
        </table:table-row>
        <table:table-row>
          <table:table-cell table:style-name="Table47.A3" office:value-type="string">
            <text:p text:style-name="P12"/>
          </table:table-cell>
          <table:table-cell table:style-name="Table47.B3" office:value-type="string">
            <text:p text:style-name="P12"/>
          </table:table-cell>
        </table:table-row>
        <table:table-row>
          <table:table-cell table:style-name="Table47.A2" office:value-type="string">
            <text:p text:style-name="P12"/>
          </table:table-cell>
          <table:table-cell table:style-name="Table47.B2" office:value-type="string">
            <text:p text:style-name="P12"/>
          </table:table-cell>
        </table:table-row>
      </table:table>
      <text:list xml:id="list374938395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13"/>
      <text:list xml:id="list2062043376" text:continue-list="list449893688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23" text:outline-level="7"><text:bookmark-start text:name="Diagramas de secuencia del sistema"/>Diagramas de secuencia del sistema<text:bookmark-end text:name="Diagramas de secuencia del sistema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MP3" style:family="paragraph" style:parent-style-name="Header">
      <style:paragraph-properties fo:text-align="start" style:justify-single-word="false"/>
      <style:text-properties fo:font-size="12pt" style:font-size-asian="12pt" style:font-size-complex="12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tyle="normal" fo:font-weight="bold" style:font-style-asian="normal" style:font-weight-asian="bold" style:font-style-complex="normal" style:font-weight-complex="bold"/>
    </style:style>
    <style:style style:name="MT2" style:family="text">
      <style:text-properties fo:font-style="italic" fo:font-weight="bold" style:font-style-asian="italic" style:font-weight-asian="bold" style:font-style-complex="italic" style:font-weight-complex="bold"/>
    </style:style>
    <style:style style:name="MT3" style:family="text">
      <style:text-properties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fecha</text:span><text:span text:style-name="MT2"><text:line-break/>Nombre Documento:</text:span><text:span text:style-name="MT3"> Documento de modelado de requisitos</text:span></text:p>
        <text:p text:style-name="MP2">Fase de Iteración: <text:span text:style-name="MT3">Modelado Requisitos</text:span> <text:s text:c="6"/><text:tab/>Nº Iteración: <text:span text:style-name="MT3">X Iteración</text:span></text:p>
        <text:p text:style-name="MP3"><text:span text:style-name="MT2">Número Grupo: </text:span><text:span text:style-name="MT3">M 1.2<text:tab/></text:span><text:span text:style-name="MT1">Version:</text:span><text:span text:style-name="MT3"> 1.0</text:span></text:p>
      </style:header>
      <style:footer>
        <text:p text:style-name="MP4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</meta:initial-creator>
    <meta:creation-date>2011-03-11T18:05:44</meta:creation-date>
    <dc:date>2011-04-05T10:58:52</dc:date>
    <dc:creator>Juan </dc:creator>
    <meta:editing-duration>PT09H55M18S</meta:editing-duration>
    <meta:editing-cycles>53</meta:editing-cycles>
    <meta:generator>OpenOffice.org/3.2$Linux OpenOffice.org_project/320m12$Build-9483</meta:generator>
    <meta:document-statistic meta:table-count="1" meta:image-count="1" meta:object-count="0" meta:page-count="4" meta:paragraph-count="46" meta:word-count="194" meta:character-count="1294"/>
  </office:meta>
</office:document-meta>
</file>